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8bb9b" officeooo:paragraph-rsid="0020d283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a6bb" officeooo:paragraph-rsid="0020d28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957b6" officeooo:paragraph-rsid="0020d28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  <style:style style:name="T14" style:family="text">
      <style:text-properties officeooo:rsid="001d20d7"/>
    </style:style>
    <style:style style:name="T15" style:family="text">
      <style:text-properties officeooo:rsid="0020d283"/>
    </style:style>
    <style:style style:name="T16" style:family="text">
      <style:text-properties officeooo:rsid="0022bc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10">host = nodo</text:p>
      <text:p text:style-name="P1"/>
      <text:p text:style-name="P7"><text:span text:style-name="T15">I</text:span>P &lt;dir rede&gt; &lt;dir nodo&gt;</text:p>
      <text:p text:style-name="P7">Mascara <text:s text:c="2"/>(este aula) <text:s text:c="3"/>10.0.6.x/24</text:p>
      <text:p text:style-name="P7"><text:tab/><text:tab/><text:tab/> <text:s/>255.255.255.78 (la mia)</text:p>
      <text:p text:style-name="P7"/>
      <text:p text:style-name="P6">diferentes máscaras:</text:p>
      <text:p text:style-name="P6">255.255.224.0 <text:s/>/19</text:p>
      <text:p text:style-name="P6">máscara de 19 por que sacanse 16 das 255.255 e a de 224 saca 3 bits máis <text:span text:style-name="T12">xa que o seu binario son</text:span></text:p>
      <text:p text:style-name="P8">11100000 --&gt; que son 3 bits activos --&gt; 16+3=19</text:p>
      <text:p text:style-name="P6">de las máscaras se sacan los <text:span text:style-name="T12">sus octetos</text:span> para la comparación bit a bit</text:p>
      <text:p text:style-name="P6"><text:tab/>10101100.00010000.010|000<text:span text:style-name="T13">01</text:span>.00011000 <text:s/>--&gt; <text:s/><text:span text:style-name="T12">172.16.66.24</text:span></text:p>
      <text:p text:style-name="P6"><text:tab/>11111111.11111111.111|00000.00000000 <text:s/>--&gt; <text:span text:style-name="T12">255.255.224.0</text:span></text:p>
      <text:p text:style-name="P6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6"/>
      <text:p text:style-name="P6">o 224 ten 3 bits menos de rede ca da clase B que é 16 bits (2 octetos completos) 16+3</text:p>
      <text:p text:style-name="P1"/>
      <text:p text:style-name="P3"><text:span text:style-name="T11">U</text:span>na direccion host es valida cuando no es ni la direccion de red <text:span text:style-name="T11">ni la de broadcast, </text:span><text:span text:style-name="T14">por esto ao número de nodos restaselle 2.</text:span></text:p>
      <text:p text:style-name="P3"/>
      <text:p text:style-name="P4">Por ejemplo en una clase B: <text:s text:c="8"/>255.255.x.x</text:p>
      <text:p text:style-name="P4"><text:tab/>-D. rede == 255.255.0.0 → solo señala <text:span text:style-name="T14">a</text:span> red <text:span text:style-name="T14">ao que se está conectado</text:span>, por lo que no se <text:tab/><text:tab/><text:tab/><text:tab/><text:tab/> <text:s text:c="8"/>p<text:span text:style-name="T14">oden</text:span> conectar <text:span text:style-name="T14">nodos nesa dirección</text:span></text:p>
      <text:p text:style-name="P4"/>
      <text:p text:style-name="P4"><text:tab/>-D broadcast == 255.255.255.255 <text:s/>→ a<text:span text:style-name="T14">o</text:span> enviar aquí <text:span text:style-name="T14">algunha información</text:span>, envia<text:span text:style-name="T14">se</text:span> a todos <text:tab/><text:tab/><text:tab/><text:tab/><text:tab/><text:tab/> <text:s/>os dispositivos, poloque no<text:span text:style-name="T14">n</text:span> se p<text:span text:style-name="T14">ode</text:span> conectar ningun<text:tab/><text:tab/><text:tab/><text:tab/><text:tab/><text:tab/> <text:s/>dispositivo aquí.</text:p>
      <text:p text:style-name="P4"><text:tab/>-D. enlace == 255.255.0.1 <text:s/>→ es la que conecta con el router</text:p>
      <text:p text:style-name="P4"/>
      <text:p text:style-name="P5">otras redes que non se poden utilizar son:</text:p>
      <text:list xml:id="list1949581532" text:style-name="L1">
        <text:list-item>
          <text:p text:style-name="P12">0.0.0.0 --&gt; identificacion local</text:p>
        </text:list-item>
      </text:list>
      <text:list xml:id="list1979330260" text:style-name="L2">
        <text:list-item>
          <text:p text:style-name="P13">127.X.X.X --&gt; comunicación <text:span text:style-name="T16">interna </text:span>entre os equipos </text:p>
        </text:list-item>
      </text:list>
      <text:p text:style-name="P1"/>
      <text:p text:style-name="P9">A partir de 2012 crearonse as ips privadas, polo que ningunha pública pode usala</text:p>
      <text:p text:style-name="P9"><text:tab/>A) 10.X.X.X</text:p>
      <text:p text:style-name="P9"><text:tab/>B) 172.16.0.0 --&gt; 172.31.255.255</text:p>
      <text:p text:style-name="P9"><text:tab/>C) 192.168.X.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9T09:55:11.207967856</dc:date>
    <meta:editing-duration>PT39M25S</meta:editing-duration>
    <meta:editing-cycles>7</meta:editing-cycles>
    <meta:document-statistic meta:table-count="0" meta:image-count="0" meta:object-count="0" meta:page-count="1" meta:paragraph-count="35" meta:word-count="334" meta:character-count="2058" meta:non-whitespace-character-count="1593"/>
  </office:meta>
</office:document-meta>
</file>